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end" style:justify-single-word="false" fo:padding="0in" fo:border="none">
        <style:tab-stops>
          <style:tab-stop style:position="3.25in" style:type="center"/>
          <style:tab-stop style:position="6.5in" style:type="right"/>
        </style:tab-stops>
      </style:paragraph-properties>
    </style:style>
    <style:style style:name="P2" style:family="paragraph" style:parent-style-name="Standard">
      <style:paragraph-properties fo:margin-top="0in" fo:margin-bottom="0in" loext:contextual-spacing="false" fo:line-height="100%" fo:padding="0in" fo:border="none">
        <style:tab-stops>
          <style:tab-stop style:position="3.25in" style:type="center"/>
          <style:tab-stop style:position="6.5in" style:type="right"/>
        </style:tab-stops>
      </style:paragraph-properties>
    </style:style>
    <style:style style:name="P3" style:family="paragraph" style:parent-style-name="Standard">
      <style:paragraph-properties fo:margin-top="0in" fo:margin-bottom="0in" loext:contextual-spacing="false" fo:line-height="200%" fo:padding="0in" fo:border="non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200%" fo:padding="0in" fo:border="none"/>
    </style:style>
    <style:style style:name="P5" style:family="paragraph" style:parent-style-name="Standard">
      <style:paragraph-properties fo:margin-top="0in" fo:margin-bottom="0.139in" loext:contextual-spacing="false" fo:padding="0in" fo:border="non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1in" fo:margin-right="0in" fo:margin-top="0in" fo:margin-bottom="0in" loext:contextual-spacing="false" fo:line-height="200%" fo:text-indent="0in" style:auto-text-indent="false" fo:padding="0in" fo:border="none"/>
      <style:text-properties fo:color="#333333" style:font-name="Times New Roman" fo:font-size="12pt" fo:background-color="#ffffff" style:font-name-asian="Times New Roman1" style:font-size-asian="12pt" style:font-name-complex="Times New Roman1" style:font-size-complex="12pt"/>
    </style:style>
    <style:style style:name="P7" style:family="paragraph" style:parent-style-name="Standard">
      <style:paragraph-properties fo:margin-left="1in" fo:margin-right="0in" fo:margin-top="0in" fo:margin-bottom="0in" loext:contextual-spacing="false" fo:line-height="200%" fo:text-indent="0.5in" style:auto-text-indent="false" fo:padding="0in" fo:border="none"/>
      <style:text-properties fo:color="#333333" style:font-name="Arial" fo:font-size="10.5pt" fo:background-color="#ffffff" style:font-name-asian="Arial1" style:font-size-asian="10.5pt" style:font-name-complex="Arial1" style:font-size-complex="10.5pt"/>
    </style:style>
    <style:style style:name="P8" style:family="paragraph" style:parent-style-name="Standard">
      <style:paragraph-properties fo:margin-top="0in" fo:margin-bottom="0in" loext:contextual-spacing="false" fo:line-height="200%" fo:text-align="center" style:justify-single-word="false" fo:padding="0in" fo:border="none"/>
      <style:text-properties style:font-name="Times New Roman" fo:font-size="12pt" style:font-name-asian="Times New Roman1" style:font-size-asian="12pt" style:font-name-complex="Times New Roman1" style:font-size-complex="12pt"/>
    </style:style>
    <style:style style:name="P9" style:family="paragraph" style:parent-style-name="Standard" style:master-page-name="Standard">
      <style:paragraph-properties fo:margin-top="0in" fo:margin-bottom="0in" loext:contextual-spacing="false" fo:line-height="200%" style:page-number="1" fo:padding="0in" fo:border="none"/>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fo:line-height="200%" fo:text-align="center" style:justify-single-word="false" fo:break-before="pag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1in" fo:margin-right="0in" fo:margin-top="0in" fo:margin-bottom="0in" loext:contextual-spacing="false" fo:line-height="200%" fo:text-indent="0.5in" style:auto-text-indent="false" fo:padding="0in" fo:border="none"/>
      <style:text-properties fo:color="#333333" style:font-name="Times New Roman" fo:font-size="12pt" fo:background-color="#ffffff" style:font-name-asian="Times New Roman1" style:font-size-asian="12pt" style:font-name-complex="Times New Roman1" style:font-size-complex="12pt"/>
    </style:style>
    <style:style style:name="P12" style:family="paragraph" style:parent-style-name="Standard" style:list-style-name="WWNum1">
      <style:paragraph-properties fo:margin-left="1in" fo:margin-right="0in" fo:margin-top="0in" fo:margin-bottom="0in" loext:contextual-spacing="true" fo:line-height="200%" fo:text-indent="-0.25in" style:auto-text-indent="false" fo:padding="0in" fo:border="none"/>
      <style:text-properties fo:color="#333333" style:font-name="Times New Roman" fo:font-size="12pt" fo:background-color="#ffffff" style:font-name-asian="Times New Roman1" style:font-size-asian="12pt" style:font-name-complex="Times New Roman1" style:font-size-complex="12pt"/>
    </style:style>
    <style:style style:name="P13" style:family="paragraph" style:parent-style-name="Standard" style:list-style-name="WWNum1">
      <style:paragraph-properties fo:margin-left="1in" fo:margin-right="0in" fo:margin-top="0in" fo:margin-bottom="0in" loext:contextual-spacing="true" fo:line-height="200%" fo:text-indent="-0.25in" style:auto-text-indent="false" fo:padding="0in" fo:border="none"/>
      <style:text-properties style:font-name="Times New Roman" fo:font-size="12pt" style:font-name-asian="Times New Roman1" style:font-size-asian="12pt" style:font-name-complex="Times New Roman1" style:font-size-complex="12pt"/>
    </style:style>
    <style:style style:name="P14" style:family="paragraph" style:parent-style-name="Standard" style:list-style-name="WWNum1">
      <style:paragraph-properties fo:margin-left="1.5in" fo:margin-right="0in" fo:margin-top="0in" fo:margin-bottom="0in" loext:contextual-spacing="true" fo:line-height="200%" fo:text-indent="-0.25in" style:auto-text-indent="false" fo:padding="0in" fo:border="none"/>
      <style:text-properties style:font-name="Times New Roman" fo:font-size="12pt" style:font-name-asian="Times New Roman1" style:font-size-asian="12pt" style:font-name-complex="Times New Roman1" style:font-size-complex="12pt"/>
    </style:style>
    <style:style style:name="P15" style:family="paragraph" style:parent-style-name="Standard" style:list-style-name="WWNum1">
      <style:paragraph-properties fo:margin-left="1.5in" fo:margin-right="0in" fo:margin-top="0in" fo:margin-bottom="0in" loext:contextual-spacing="true" fo:line-height="200%" fo:text-indent="-0.25in" style:auto-text-indent="false" fo:padding="0in" fo:border="none"/>
      <style:text-properties fo:color="#333333" style:font-name="Times New Roman" fo:font-size="12pt" fo:background-color="#ffffff" style:font-name-asian="Times New Roman1" style:font-size-asian="12pt" style:font-name-complex="Times New Roman1" style:font-size-complex="12pt"/>
    </style:style>
    <style:style style:name="P16" style:family="paragraph" style:parent-style-name="Standard" style:list-style-name="WWNum1">
      <style:paragraph-properties fo:margin-left="1.5in" fo:margin-right="0in" fo:margin-top="0in" fo:margin-bottom="0in" loext:contextual-spacing="true" fo:line-height="200%" fo:text-align="start" style:justify-single-word="false" fo:keep-together="auto" fo:orphans="2" fo:widows="2" fo:text-indent="-0.25in" style:auto-text-indent="false" fo:padding="0in" fo:border="none" fo:keep-with-next="auto"/>
      <style:text-properties fo:color="#333333" style:font-name="Times New Roman" fo:font-size="12pt" fo:background-color="#ffffff" style:font-name-asian="Times New Roman1" style:font-size-asian="12pt" style:font-name-complex="Times New Roman1" style:font-size-complex="12pt"/>
    </style:style>
    <style:style style:name="P17" style:family="paragraph" style:parent-style-name="Standard" style:list-style-name="WWNum1">
      <style:paragraph-properties fo:margin-left="2in" fo:margin-right="0in" fo:margin-top="0in" fo:margin-bottom="0in" loext:contextual-spacing="true" fo:line-height="200%" fo:text-indent="-0.25in" style:auto-text-indent="false" fo:padding="0in" fo:border="none"/>
      <style:text-properties style:font-name="Times New Roman" fo:font-size="12pt" style:font-name-asian="Times New Roman1" style:font-size-asian="12pt" style:font-name-complex="Times New Roman1" style:font-size-complex="12pt"/>
    </style:style>
    <style:style style:name="P18" style:family="paragraph" style:parent-style-name="Standard" style:list-style-name="WWNum1">
      <style:paragraph-properties fo:margin-left="2in" fo:margin-right="0in" fo:margin-top="0in" fo:margin-bottom="0in" loext:contextual-spacing="true" fo:line-height="200%" fo:text-indent="-0.25in" style:auto-text-indent="false" fo:padding="0in" fo:border="none"/>
      <style:text-properties fo:color="#333333" style:font-name="Times New Roman" fo:font-size="12pt" fo:background-color="#ffffff" style:font-name-asian="Times New Roman1" style:font-size-asian="12pt" style:font-name-complex="Times New Roman1" style:font-size-complex="12pt"/>
    </style:style>
    <style:style style:name="P19" style:family="paragraph" style:parent-style-name="Standard" style:list-style-name="WWNum1">
      <style:paragraph-properties fo:margin-left="2in" fo:margin-right="0in" fo:margin-top="0in" fo:margin-bottom="0in" loext:contextual-spacing="true" fo:line-height="200%" fo:text-indent="-0.25in"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list-style-name="WWNum1">
      <style:paragraph-properties fo:margin-left="2.5in" fo:margin-right="0in" fo:margin-top="0in" fo:margin-bottom="0in" loext:contextual-spacing="true" fo:line-height="200%" fo:text-indent="-0.25in" style:auto-text-indent="false" fo:padding="0in" fo:border="none"/>
      <style:text-properties style:font-name="Times New Roman" fo:font-size="12pt" style:font-name-asian="Times New Roman1" style:font-size-asian="12pt" style:font-name-complex="Times New Roman1" style:font-size-complex="12pt"/>
    </style:style>
    <style:style style:name="P21" style:family="paragraph" style:parent-style-name="Standard" style:list-style-name="WWNum1">
      <style:paragraph-properties fo:margin-left="3in" fo:margin-right="0in" fo:margin-top="0in" fo:margin-bottom="0in" loext:contextual-spacing="true" fo:line-height="200%" fo:text-indent="-0.25in" style:auto-text-indent="false" fo:padding="0in" fo:border="non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139in" loext:contextual-spacing="false" fo:text-align="center" style:justify-single-word="false" fo:break-before="page" fo:padding="0in" fo:border="non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left="0.5in" fo:margin-right="0in" fo:margin-top="0in" fo:margin-bottom="0in" loext:contextual-spacing="false" fo:line-height="200%" fo:text-indent="-0.5in" style:auto-text-indent="false" fo:padding="0in" fo:border="non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1pt" fo:font-weight="normal" style:font-name-asian="Times New Roman1" style:font-size-asian="11pt" style:font-weight-asian="normal" style:font-name-complex="Times New Roman1" style:font-size-complex="11pt"/>
    </style:style>
    <style:style style:name="T3" style:family="text">
      <style:text-properties officeooo:rsid="000a4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
      <text:p text:style-name="P3"/>
      <text:p text:style-name="P3"/>
      <text:p text:style-name="P3"/>
      <text:p text:style-name="P3"/>
      <text:p text:style-name="P8">Performance Assessment 2</text:p>
      <text:p text:style-name="P8">Reuben Perry</text:p>
      <text:p text:style-name="P8">Ethical Situations in Business - EST1</text:p>
      <text:p text:style-name="P8">Ms. Erica Ennis</text:p>
      <text:p text:style-name="P8"><text:span text:style-name="T3">17</text:span> July 2018</text:p>
      <text:p text:style-name="P3"/>
      <text:p text:style-name="P3"/>
      <text:p text:style-name="P3"/>
      <text:p text:style-name="P3"/>
      <text:p text:style-name="P5"/>
      <text:p text:style-name="P10">Performance Assessment 2: Ethical Programs</text:p>
      <text:p text:style-name="P6"/>
      <text:p text:style-name="P11">Company X is dedicated to practicing sound business ethics at all times. For this reason, all current employees should thoroughly review and understand the ethics program listed below. A sturdy understanding of this program will aid employees with the proper tools to benefit a successful career with quality, integrity, and <text:s/>professionalism.</text:p>
      <text:p text:style-name="P7"/>
      <text:list xml:id="list1918244456" text:style-name="WWNum1">
        <text:list-item>
          <text:p text:style-name="P12">Standards and Procedures</text:p>
          <text:list>
            <text:list-item>
              <text:p text:style-name="P14">This is the standard dress code and compliance is mandatory. The dress code is in place to ensure a professional appearance in the workplace. <text:s/></text:p>
              <text:list>
                <text:list-item>
                  <text:p text:style-name="P17">Facial hair must be shaved or neatly groomed. Ungroomed facial hair is not authorized and employees may be asked to shave if an unprofessional appearance is present. </text:p>
                </text:list-item>
                <text:list-item>
                  <text:p text:style-name="P17">Pants worn must meet the length of the ankles as shorts are unauthorized. Pants must be khaki or slacks. Jeans are unauthorized.</text:p>
                </text:list-item>
                <text:list-item>
                  <text:p text:style-name="P17">Skirts and dresses must be knee length or longer. Skirts and dresses must have a professional appearance. </text:p>
                </text:list-item>
                <text:list-item>
                  <text:p text:style-name="P17">Collared shirts are mandatory with the exception of coinciding with a dress. Short sleeves and long sleeves are authorized to meet the comfort of the employee. </text:p>
                </text:list-item>
              </text:list>
            </text:list-item>
            <text:list-item>
              <text:p text:style-name="P14">Sexual harassment is completely unauthorized in the workplace. Company X has a zero tolerance policy to any form of sexual harassment and employees violating this policy will be immediately relieved from duty. </text:p>
              <text:list>
                <text:list-item>
                  <text:p text:style-name="P17">Any physical and/or verbal sexual remark that makes an individual <text:soft-page-break/>uncomfortable is considered sexual harassment. </text:p>
                </text:list-item>
                <text:list-item>
                  <text:p text:style-name="P17">Sexual harassment may be directed to either a man or woman. </text:p>
                </text:list-item>
                <text:list-item>
                  <text:p text:style-name="P17">Sexual humor will be treated as sexual harassment and will not be tolerated. </text:p>
                </text:list-item>
              </text:list>
            </text:list-item>
            <text:list-item>
              <text:p text:style-name="P14">Conflicts of interest is forbidden as Company X upholds their employees to a standard of integrity and fairness. </text:p>
              <text:list>
                <text:list-item>
                  <text:p text:style-name="P17">Actions must always be in best interest of the company. Actions that benefit an individual but harm the company will be in violation of this policy and could possibly be terminated. </text:p>
                </text:list-item>
                <text:list-item>
                  <text:p text:style-name="P19">Friends and family members that are also colleagues are expected to be treated professionally at work. Favoritism cannot be expressed with friends and family members. </text:p>
                </text:list-item>
                <text:list-item>
                  <text:p text:style-name="P17">Outside employment is authorized. However, Company X is to be the primary career for the employee. If outside employment negatively impacts the performance of an employee, they will be asked to quit their other job. </text:p>
                </text:list-item>
              </text:list>
            </text:list-item>
            <text:list-item>
              <text:p text:style-name="P14">It’s important to keep private matters private.</text:p>
              <text:list>
                <text:list-item>
                  <text:p text:style-name="P17">Our customers trust us with their personal information. As a company focused on integrity, it is our due diligence to keep all private information private.</text:p>
                </text:list-item>
                <text:list-item>
                  <text:p text:style-name="P17">Practice good cybersecurity ethics. It’s important to abide by information assurance policies to ensure information is not stolen via technology.</text:p>
                </text:list-item>
                <text:list-item>
                  <text:p text:style-name="P17">Educate yourself on current privacy laws. It’s critical for all of Company X employees to fully understand privacy laws.</text:p>
                </text:list-item>
              </text:list>
            </text:list-item>
          </text:list>
        </text:list-item>
        <text:list-item>
          <text:p text:style-name="P12">Listed below is Company X’s complete training program. IIt is the responsibility <text:soft-page-break/>of the individual to comply with training policies and be fully trained. </text:p>
          <text:list>
            <text:list-item>
              <text:p text:style-name="P14">Training programs that are mandatory for all Company X employees.</text:p>
              <text:list>
                <text:list-item>
                  <text:p text:style-name="P17">Information Assurance training. This training consist of sound cyber defense practice. Intruders are always attempting to find ways into the system.</text:p>
                </text:list-item>
                <text:list-item>
                  <text:p text:style-name="P17">Fire safety training. This training consist of standard procedures and safety practices in the event a fire occurs.</text:p>
                </text:list-item>
                <text:list-item>
                  <text:p text:style-name="P17">Sexual harassment training. Sexual harassment is not a joke and will not be tolerated in the workplace. All employees are expected to know what consists of sexual harassment and how to handle a situation of which sexual harassment occurs. </text:p>
                </text:list-item>
              </text:list>
            </text:list-item>
            <text:list-item>
              <text:p text:style-name="P14">Types of training environments that will educate Company X employees. </text:p>
              <text:list>
                <text:list-item>
                  <text:p text:style-name="P17">Computer based training. This training will consist of videos, interactive content, and multiple choice tests. </text:p>
                  <text:list>
                    <text:list-item>
                      <text:p text:style-name="P20">Information assurance training will primarily be conducted via computer based training methods.</text:p>
                    </text:list-item>
                    <text:list-item>
                      <text:p text:style-name="P20">Fire safety training will occur via computer based training but other forms of training will also occur as this is a matter of safety. </text:p>
                    </text:list-item>
                    <text:list-item>
                      <text:p text:style-name="P20">Sexual harassment will be conducted via computer based training and other forms as well. </text:p>
                    </text:list-item>
                  </text:list>
                </text:list-item>
                <text:list-item>
                  <text:p text:style-name="P17">In person training. This form of training may occur in classrooms, live exercise scenarios, and practice drills. </text:p>
                  <text:list>
                    <text:list-item>
                      <text:p text:style-name="P20">Fire safety training will also occur in person. This will be in the form of drills and live exercise scenarios. It is Company X’s goal to always be prepared for a fire emergency. </text:p>
                    </text:list-item>
                    <text:list-item>
                      <text:p text:style-name="P20"><text:soft-page-break/>Sexual harassment training. As this is a very serious and sensitive topic, it is critical that sexual harassment training occurs in person. This will take place in a classroom followed by a test. </text:p>
                    </text:list-item>
                  </text:list>
                </text:list-item>
              </text:list>
            </text:list-item>
            <text:list-item>
              <text:p text:style-name="P14">Duration and frequency of the training</text:p>
              <text:list>
                <text:list-item>
                  <text:p text:style-name="P17">Information assurance computer based training will transpire annually. In person training is not mandatory for this top. </text:p>
                </text:list-item>
                <text:list-item>
                  <text:p text:style-name="P17">Fire safety computer based training will appear annually. Live in person scenarios will occur randomly and may happen more frequently if it appears employees are not prepared.</text:p>
                </text:list-item>
                <text:list-item>
                  <text:p text:style-name="P17">Sexual harassment computer based training and in person training will both result annually. Employees will be asked to repeat training if test scores are not satisfactory. </text:p>
                </text:list-item>
              </text:list>
            </text:list-item>
          </text:list>
        </text:list-item>
        <text:list-item>
          <text:p text:style-name="P13">Employee misconduct is frowned upon at Company X and actions will be taken against those who willfully conduct such actions.</text:p>
          <text:list>
            <text:list-item>
              <text:p text:style-name="P14">Employees at Company X will be monitored for misconduct and unauthorized behaviors. </text:p>
              <text:list>
                <text:list-item>
                  <text:p text:style-name="P17">The types of monitoring that will be used are as followed.</text:p>
                  <text:list>
                    <text:list-item>
                      <text:p text:style-name="P20">In-person monitoring. Those conducting the monitoring will be physically looking for misconduct in person.</text:p>
                    </text:list-item>
                    <text:list-item>
                      <text:p text:style-name="P20">Cameras are located sporadically throughout the facility. Cameras will be used if suspicion of misconduct is occuring.</text:p>
                    </text:list-item>
                    <text:list-item>
                      <text:p text:style-name="P20">Occasional audits will transpire to ensure quality and integrity of employee work.</text:p>
                      <text:list>
                        <text:list-item>
                          <text:p text:style-name="P21">Phone call audits will occur periodically and <text:soft-page-break/>selection of employee monitoring may be random.</text:p>
                        </text:list-item>
                        <text:list-item>
                          <text:p text:style-name="P21">Electronic email monitoring will also transpire periodically. This is for quality assurance and for monitoring employee misconduct. </text:p>
                        </text:list-item>
                      </text:list>
                    </text:list-item>
                  </text:list>
                </text:list-item>
                <text:list-item>
                  <text:p text:style-name="P17">The following are types of misconduct that will be observed.</text:p>
                  <text:list>
                    <text:list-item>
                      <text:p text:style-name="P20">Unprofessionalism and offensive behavior. Company X strives for a safe and professional environment at all times.</text:p>
                    </text:list-item>
                    <text:list-item>
                      <text:p text:style-name="P20">Illegal activity in the workplace. Illegal conduct will not be tolerated for any reason. </text:p>
                    </text:list-item>
                    <text:list-item>
                      <text:p text:style-name="P20">Abuse of company time. Employees are expected to always be productive with the exception of two 15 minute breaks and a one hour lunch break every day. </text:p>
                    </text:list-item>
                  </text:list>
                </text:list-item>
                <text:list-item>
                  <text:p text:style-name="P19">HR and management will monitor misconduct. </text:p>
                </text:list-item>
              </text:list>
            </text:list-item>
            <text:list-item>
              <text:p text:style-name="P14">Reporting employee misconduct.</text:p>
              <text:list>
                <text:list-item>
                  <text:p text:style-name="P17">Measures and procedures for employee misconduct.</text:p>
                  <text:list>
                    <text:list-item>
                      <text:p text:style-name="P20">If you or another employee is suspicious of employee conduct, it is that employee’s duty and responsibility to report it to management and/or HR. </text:p>
                    </text:list-item>
                  </text:list>
                </text:list-item>
                <text:list-item>
                  <text:p text:style-name="P17">Methods of reporting employee misconduct</text:p>
                  <text:list>
                    <text:list-item>
                      <text:p text:style-name="P20">Notify immediate supervisor via phone, email, or in person.</text:p>
                    </text:list-item>
                    <text:list-item>
                      <text:p text:style-name="P20">Notify HR via phone, email, or in person.</text:p>
                    </text:list-item>
                    <text:list-item>
                      <text:p text:style-name="P20">Anonymous reporting may be accomplished via suggestion box. </text:p>
                    </text:list-item>
                  </text:list>
                </text:list-item>
              </text:list>
            </text:list-item>
          </text:list>
        </text:list-item>
        <text:list-item>
          <text:p text:style-name="P13">Company X ethics program and auditing procedures.</text:p>
          <text:list>
            <text:list-item>
              <text:p text:style-name="P15">The tools that will be utilized to measure the effectiveness of the ethics program are as followed.</text:p>
              <text:list>
                <text:list-item>
                  <text:p text:style-name="P18"><text:soft-page-break/>Employee survey</text:p>
                </text:list-item>
                <text:list-item>
                  <text:p text:style-name="P18">Customer survey</text:p>
                </text:list-item>
                <text:list-item>
                  <text:p text:style-name="P18">Phone call auditing</text:p>
                </text:list-item>
                <text:list-item>
                  <text:p text:style-name="P18">Email auditing</text:p>
                </text:list-item>
                <text:list-item>
                  <text:p text:style-name="P18">Administrative auditing</text:p>
                </text:list-item>
              </text:list>
            </text:list-item>
            <text:list-item>
              <text:p text:style-name="P15">Auditing tools will be utilize, reviewed, and recorded monthly. </text:p>
              <text:list>
                <text:list-item>
                  <text:p text:style-name="P18">Employees and/or sections may be randomly selected for auditing periodically.</text:p>
                </text:list-item>
              </text:list>
            </text:list-item>
            <text:list-item>
              <text:p text:style-name="P16">Upon implementing auditing tools, management will work with HR to review effectiveness and seek improvements. </text:p>
            </text:list-item>
            <text:list-item>
              <text:p text:style-name="P15">Improvements will always be sought and may present itself in various ways as many scenarios are unique in nature. The following are common practices to improve ethics upon reviewing an audit.</text:p>
              <text:list>
                <text:list-item>
                  <text:p text:style-name="P18">Mandatory training will occur.</text:p>
                </text:list-item>
                <text:list-item>
                  <text:p text:style-name="P18">Frequency of training will increase.</text:p>
                </text:list-item>
                <text:list-item>
                  <text:p text:style-name="P18">Termination of employees that do not practice sound business ethics.</text:p>
                </text:list-item>
              </text:list>
            </text:list-item>
            <text:list-item>
              <text:p text:style-name="P15">Changes will be communicated in various ways. </text:p>
              <text:list>
                <text:list-item>
                  <text:p text:style-name="P18">Meetings within sections.</text:p>
                </text:list-item>
                <text:list-item>
                  <text:p text:style-name="P18">Email addressing the changes.</text:p>
                </text:list-item>
                <text:list-item>
                  <text:p text:style-name="P18">In person or one on one meeting.</text:p>
                </text:list-item>
              </text:list>
            </text:list-item>
          </text:list>
        </text:list-item>
      </text:list>
      <text:p text:style-name="P22">Reference</text:p>
      <text:p text:style-name="P23"><text:bookmark text:name="_gjdgxs"/>Ferrell, O. C., Fraedrich, J., &amp; Ferrell, L. (2009). Business ethics: ethical decision making and cases. 7th edition. Boston, MA: Cengage Learning.</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font-name="Times New Roman" fo:font-family="'Times New Roman'" style:font-family-generic="roman" style:font-pitch="variable" fo:font-size="12pt" style:text-underline-style="none"/>
    </style:style>
    <style:style style:name="ListLabel_20_3" style:display-name="ListLabel 3" style:family="text">
      <style:text-properties style:font-name="Arial" fo:font-family="Arial" style:font-family-generic="roman" style:font-pitch="variable" fo:font-size="10.5pt" style:text-underline-style="none"/>
    </style:style>
    <style:style style:name="ListLabel_20_4" style:display-name="ListLabel 4" style:family="text">
      <style:text-properties style:font-name="Times New Roman" fo:font-family="'Times New Roman'" style:font-family-generic="roman" style:font-pitch="variable" fo:font-size="12pt" style:text-underline-style="none"/>
    </style:style>
    <style:style style:name="ListLabel_20_5" style:display-name="ListLabel 5" style:family="text">
      <style:text-properties style:font-name="Times New Roman" fo:font-family="'Times New Roman'" style:font-family-generic="roman" style:font-pitch="variable" fo:font-size="12pt"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end" style:justify-single-word="false" fo:padding="0in" fo:border="non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loext:contextual-spacing="false" fo:line-height="100%" fo:padding="0in" fo:border="none">
        <style:tab-stops>
          <style:tab-stop style:position="3.25in" style:type="center"/>
          <style:tab-stop style:position="6.5in" style:type="right"/>
        </style:tab-stops>
      </style:paragraph-properties>
    </style:style>
    <style:style style:name="MT1" style:family="text">
      <style:text-properties style:font-name="Times New Roman" style:font-name-asian="Times New Roman1" style:font-name-complex="Times New Roman1"/>
    </style:style>
    <style:style style:name="MT2" style:family="text">
      <style:text-properties style:font-name="Times New Roman" fo:font-size="11pt" fo:font-weight="normal" style:font-name-asian="Times New Roman1" style:font-size-asian="11pt" style:font-weight-asian="normal" style:font-name-complex="Times New Roman1" style:font-size-complex="11pt"/>
    </style:style>
    <style:page-layout style:name="Mpm1">
      <style:page-layout-properties fo:page-width="8.5in" fo:page-height="11in" style:num-format="1" style:print-orientation="portrait" fo:margin-top="0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span text:style-name="MT1">PERFORMANCE ASSESSMENT 2</text:span><text:span text:style-name="MT2"><text:tab/><text:tab/></text:span><text:span text:style-name="MT2"><text:page-number text:select-page="current">8</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7-17T21:24:37.338419520</dc:date>
    <meta:editing-duration>PT26S</meta:editing-duration>
    <meta:editing-cycles>1</meta:editing-cycles>
    <meta:document-statistic meta:table-count="0" meta:image-count="0" meta:object-count="0" meta:page-count="8" meta:paragraph-count="83" meta:word-count="1282" meta:character-count="8013" meta:non-whitespace-character-count="6851"/>
  </office:meta>
</office:document-meta>
</file>